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draw:fill="none" draw:stroke="solid" svg:stroke-width="0.01389in" svg:stroke-color="#000000" draw:marker-end="a441" svg:stroke-opacity="100%" draw:stroke-linejoin="miter" svg:stroke-linecap="butt"/>
    </style:style>
    <style:style style:family="graphic" style:name="a533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draw:fill="none" draw:stroke="solid" svg:stroke-width="0.01389in" svg:stroke-color="#000000" draw:marker-end="a443" svg:stroke-opacity="100%" draw:stroke-linejoin="miter" svg:stroke-linecap="butt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draw:fill="none" draw:stroke="solid" svg:stroke-width="0.01389in" svg:stroke-color="#000000" draw:marker-end="a445" svg:stroke-opacity="100%" draw:stroke-linejoin="miter" svg:stroke-linecap="butt"/>
    </style:style>
    <style:style style:family="graphic" style:name="a537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draw:fill="none" draw:stroke="solid" svg:stroke-width="0.01389in" svg:stroke-color="#000000" draw:marker-end="a447" svg:stroke-opacity="100%" draw:stroke-linejoin="miter" svg:stroke-linecap="butt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draw:fill="none" draw:stroke="solid" svg:stroke-width="0.01389in" svg:stroke-color="#000000" draw:marker-end="a490" svg:stroke-opacity="100%" draw:stroke-linejoin="miter" svg:stroke-linecap="butt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draw:fill="none" draw:stroke="solid" svg:stroke-width="0.01389in" svg:stroke-color="#000000" draw:marker-end="a496" svg:stroke-opacity="100%" draw:stroke-linejoin="miter" svg:stroke-linecap="butt"/>
    </style:style>
    <style:style style:family="graphic" style:name="a402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8">
      <style:graphic-properties draw:fill="none" draw:stroke="solid" svg:stroke-width="0.01389in" svg:stroke-color="#000000" draw:marker-end="a407" svg:stroke-opacity="100%" draw:stroke-linejoin="miter" svg:stroke-linecap="butt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draw:fill="none" draw:stroke="solid" svg:stroke-width="0.01389in" svg:stroke-color="#000000" draw:marker-end="a449" svg:stroke-opacity="100%" draw:stroke-linejoin="miter" svg:stroke-linecap="butt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dash" draw:stroke-dash="a541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draw:fill="none" draw:stroke="solid" svg:stroke-width="0.01389in" svg:stroke-color="#000000" draw:marker-end="a543" svg:stroke-opacity="100%" draw:stroke-linejoin="miter" svg:stroke-linecap="butt"/>
    </style:style>
    <style:style style:family="graphic" style:name="a454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draw:fill="none" draw:stroke="solid" svg:stroke-width="0.01389in" svg:stroke-color="#000000" draw:marker-end="a545" svg:stroke-opacity="100%" draw:stroke-linejoin="miter" svg:stroke-linecap="but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draw:fill="none" draw:stroke="solid" svg:stroke-width="0.01389in" svg:stroke-color="#000000" draw:marker-end="a547" svg:stroke-opacity="100%" draw:stroke-linejoin="miter" svg:stroke-linecap="butt"/>
    </style:style>
    <style:style style:family="graphic" style:name="a458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draw:fill="none" draw:stroke="solid" svg:stroke-width="0.01389in" svg:stroke-color="#000000" draw:marker-end="a413" svg:stroke-opacity="100%" draw:stroke-linejoin="miter" svg:stroke-linecap="butt"/>
    </style:style>
    <style:style style:family="graphic" style:name="a505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draw:fill="none" draw:stroke="solid" svg:stroke-width="0.01389in" svg:stroke-color="#000000" draw:marker-end="a506" svg:stroke-opacity="100%" draw:stroke-linejoin="miter" svg:stroke-linecap="butt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1389in" svg:stroke-color="#000000" draw:marker-end="a419" svg:stroke-opacity="100%" draw:stroke-linejoin="miter" svg:stroke-linecap="butt"/>
    </style:style>
    <style:style style:family="graphic" style:name="a511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draw:fill="none" draw:stroke="solid" svg:stroke-width="0.01389in" svg:stroke-color="#000000" draw:marker-end="a512" svg:stroke-opacity="100%" draw:stroke-linejoin="miter" svg:stroke-linecap="butt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5">
      <style:graphic-properties draw:fill="none" draw:stroke="solid" svg:stroke-width="0.01389in" svg:stroke-color="#000000" draw:marker-end="a514" svg:stroke-opacity="100%" draw:stroke-linejoin="miter" svg:stroke-linecap="butt"/>
    </style:style>
    <style:style style:family="graphic" style:name="a426">
      <style:graphic-properties draw:fill="none" draw:stroke="solid" svg:stroke-width="0.01389in" svg:stroke-color="#000000" draw:marker-end="a425" svg:stroke-opacity="100%" draw:stroke-linejoin="miter" svg:stroke-linecap="butt"/>
    </style:style>
    <style:style style:family="graphic" style:name="a517">
      <style:graphic-properties draw:fill="none" draw:stroke="solid" svg:stroke-width="0.01389in" svg:stroke-color="#000000" draw:marker-end="a516" svg:stroke-opacity="100%" draw:stroke-linejoin="miter" svg:stroke-linecap="butt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draw:fill="none" draw:stroke="solid" svg:stroke-width="0.01389in" svg:stroke-color="#000000" draw:marker-end="a518" svg:stroke-opacity="100%" draw:stroke-linejoin="miter" svg:stroke-linecap="butt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0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1">
      <style:graphic-properties draw:fill="none" draw:stroke="solid" svg:stroke-width="0.01389in" svg:stroke-color="#000000" draw:marker-end="a520" svg:stroke-opacity="100%" draw:stroke-linejoin="miter" svg:stroke-linecap="butt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draw:fill="none" draw:stroke="solid" svg:stroke-width="0.01389in" svg:stroke-color="#000000" draw:marker-end="a431" svg:stroke-opacity="100%" draw:stroke-linejoin="miter" svg:stroke-linecap="butt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draw:fill="none" draw:stroke="solid" svg:stroke-width="0.01389in" svg:stroke-color="#000000" draw:marker-end="a484" svg:stroke-opacity="100%" draw:stroke-linejoin="miter" svg:stroke-linecap="but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4.14165in" svg:y="3.81318in" svg:width="3.52027in" svg:height="0.58422in" draw:id="id63" draw:style-name="a383" draw:name="Rectangle 88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4165in" svg:y="3.2349in" svg:width="3.52027in" svg:height="0.57303in" draw:id="id64" draw:style-name="a386" draw:name="Rectangle 89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4165in" svg:y="2.67271in" svg:width="3.52027in" svg:height="0.56219in" draw:id="id65" draw:style-name="a389" draw:name="Rectangle 90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6892in" svg:y="3.34338in" svg:width="3.52027in" svg:height="1.18424in" draw:id="id66" draw:style-name="a392" draw:name="Rectangle 8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6892in" svg:y="2.7651in" svg:width="3.52027in" svg:height="0.57303in" draw:id="id67" draw:style-name="a395" draw:name="Rectangle 86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6892in" svg:y="1.10527in" svg:width="3.52027in" svg:height="1.65983in" draw:id="id68" draw:style-name="a398" draw:name="Rectangle 82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16in" svg:y="1.19908in" svg:width="0.63735in" svg:height="0.40523in" draw:id="id69" draw:style-name="a402" draw:name="Rounded Rectangle 3">
          <svg:title/>
          <svg:desc/>
          <text:p text:style-name="a401" text:class-names="" text:cond-style-name=""><text:span text:style-name="a399" text:class-names="">Sport</text:span><text:span text:style-name="a4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82533in" svg:y="1.75963in" svg:width="0.63735in" svg:height="0.40523in" draw:id="id70" draw:style-name="a406" draw:name="Rounded Rectangle 4">
          <svg:title/>
          <svg:desc/>
          <text:p text:style-name="a405" text:class-names="" text:cond-style-name=""><text:span text:style-name="a403" text:class-names="">Leguage</text:span><text:span text:style-name="a40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93027in" svg:y1="1.60431in" draw:start-shape="id69" draw:start-glue-point="2" svg:x2="1.14401in" svg:y2="1.75963in" draw:end-shape="id70" draw:end-glue-point="0" draw:id="id71" draw:style-name="a408" draw:name="Straight Arrow Connector 6">
          <svg:title/>
          <svg:desc/>
        </draw:connector>
        <draw:custom-shape svg:x="0.82533in" svg:y="2.32182in" svg:width="0.63735in" svg:height="0.40523in" draw:id="id72" draw:style-name="a412" draw:name="Rounded Rectangle 9">
          <svg:title/>
          <svg:desc/>
          <text:p text:style-name="a411" text:class-names="" text:cond-style-name=""><text:span text:style-name="a409" text:class-names="">Event</text:span><text:span text:style-name="a41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14401in" svg:y1="2.16486in" draw:start-shape="id70" draw:start-glue-point="2" svg:x2="1.14401in" svg:y2="2.32182in" draw:end-shape="id72" draw:end-glue-point="0" draw:id="id73" draw:style-name="a414" draw:name="Straight Arrow Connector 10">
          <svg:title/>
          <svg:desc/>
        </draw:connector>
        <draw:custom-shape svg:x="0.82533in" svg:y="2.88401in" svg:width="0.63735in" svg:height="0.40523in" draw:id="id74" draw:style-name="a418" draw:name="Rounded Rectangle 11">
          <svg:title/>
          <svg:desc/>
          <text:p text:style-name="a417" text:class-names="" text:cond-style-name=""><text:span text:style-name="a415" text:class-names="">Market</text:span><text:span text:style-name="a41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14401in" svg:y1="2.72705in" svg:x2="1.14401in" svg:y2="2.88401in" draw:end-shape="id74" draw:end-glue-point="0" draw:id="id75" draw:style-name="a420" draw:name="Straight Arrow Connector 12">
          <svg:title/>
          <svg:desc/>
        </draw:connector>
        <draw:custom-shape svg:x="0.40991in" svg:y="3.4462in" svg:width="0.63735in" svg:height="0.40523in" draw:id="id76" draw:style-name="a424" draw:name="Rounded Rectangle 13">
          <svg:title/>
          <svg:desc/>
          <text:p text:style-name="a423" text:class-names="" text:cond-style-name=""><text:span text:style-name="a421" text:class-names="">Selection</text:span><text:span text:style-name="a4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14401in" svg:y1="3.28924in" draw:start-shape="id74" draw:start-glue-point="2" svg:x2="0.72859in" svg:y2="3.4462in" draw:end-shape="id76" draw:end-glue-point="0" draw:id="id77" draw:style-name="a426" draw:name="Straight Arrow Connector 14">
          <svg:title/>
          <svg:desc/>
        </draw:connector>
        <draw:custom-shape svg:x="1.18105in" svg:y="3.4462in" svg:width="0.63735in" svg:height="0.40523in" draw:id="id78" draw:style-name="a430" draw:name="Rounded Rectangle 15">
          <svg:title/>
          <svg:desc/>
          <text:p text:style-name="a429" text:class-names="" text:cond-style-name=""><text:span text:style-name="a427" text:class-names="">Selection</text:span><text:span text:style-name="a42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14401in" svg:y1="3.28924in" draw:start-shape="id74" draw:start-glue-point="2" svg:x2="1.49973in" svg:y2="3.4462in" draw:end-shape="id78" draw:end-glue-point="0" draw:id="id79" draw:style-name="a432" draw:name="Straight Arrow Connector 17">
          <svg:title/>
          <svg:desc/>
        </draw:connector>
        <draw:custom-shape svg:x="0.40991in" svg:y="4.00839in" svg:width="0.63735in" svg:height="0.40523in" draw:id="id80" draw:style-name="a436" draw:name="Rounded Rectangle 20">
          <svg:title/>
          <svg:desc/>
          <text:p text:style-name="a435" text:class-names="" text:cond-style-name=""><text:span text:style-name="a433" text:class-names="">Price</text:span><text:span text:style-name="a4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18105in" svg:y="4.00839in" svg:width="0.63735in" svg:height="0.40523in" draw:id="id81" draw:style-name="a440" draw:name="Rounded Rectangle 21">
          <svg:title/>
          <svg:desc/>
          <text:p text:style-name="a439" text:class-names="" text:cond-style-name=""><text:span text:style-name="a437" text:class-names="">Price</text:span><text:span text:style-name="a43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0.72859in" svg:y1="3.85143in" svg:x2="0.72859in" svg:y2="4.00839in" draw:id="id82" draw:style-name="a442" draw:name="Straight Arrow Connector 22">
          <svg:title/>
          <svg:desc/>
        </draw:connector>
        <draw:connector draw:type="line" svg:x1="3.10117in" svg:y1="3.83413in" svg:x2="3.10117in" svg:y2="3.9911in" draw:id="id83" draw:style-name="a444" draw:name="Straight Arrow Connector 23">
          <svg:title/>
          <svg:desc/>
        </draw:connector>
        <draw:connector draw:type="line" svg:x1="5.04677in" svg:y1="3.18316in" svg:x2="5.04676in" svg:y2="3.34012in" draw:id="id84" draw:style-name="a446" draw:name="Straight Arrow Connector 26">
          <svg:title/>
          <svg:desc/>
        </draw:connector>
        <draw:connector draw:type="line" svg:x1="5.04952in" svg:y1="3.74535in" draw:start-shape="id85" draw:start-glue-point="2" svg:x2="4.62442in" svg:y2="3.90231in" draw:end-shape="id86" draw:end-glue-point="0" draw:id="id87" draw:style-name="a448" draw:name="Straight Arrow Connector 28">
          <svg:title/>
          <svg:desc/>
        </draw:connector>
        <draw:connector draw:type="line" svg:x1="5.04952in" svg:y1="3.74535in" draw:start-shape="id85" draw:start-glue-point="2" svg:x2="5.45278in" svg:y2="3.90231in" draw:end-shape="id88" draw:end-glue-point="0" draw:id="id89" draw:style-name="a450" draw:name="Straight Arrow Connector 30">
          <svg:title/>
          <svg:desc/>
        </draw:connector>
        <draw:custom-shape svg:x="4.73085in" svg:y="2.77793in" svg:width="0.63735in" svg:height="0.40523in" draw:id="id90" draw:style-name="a454" draw:name="Rectangle 32">
          <svg:title/>
          <svg:desc/>
          <text:p text:style-name="a453" text:class-names="" text:cond-style-name=""><text:span text:style-name="a451" text:class-names="">Event</text:span><text:span text:style-name="a4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3085in" svg:y="3.34012in" svg:width="0.63735in" svg:height="0.40523in" draw:id="id85" draw:style-name="a458" draw:name="Rectangle 33">
          <svg:title/>
          <svg:desc/>
          <text:p text:style-name="a457" text:class-names="" text:cond-style-name=""><text:span text:style-name="a455" text:class-names="">Market</text:span><text:span text:style-name="a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0574in" svg:y="3.90231in" svg:width="0.63735in" svg:height="0.40523in" draw:id="id86" draw:style-name="a462" draw:name="Rectangle 34">
          <svg:title/>
          <svg:desc/>
          <text:p text:style-name="a461" text:class-names="" text:cond-style-name=""><text:span text:style-name="a459" text:class-names="">Selection</text:span><text:span text:style-name="a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341in" svg:y="3.90231in" svg:width="0.63735in" svg:height="0.40523in" draw:id="id88" draw:style-name="a466" draw:name="Rectangle 35">
          <svg:title/>
          <svg:desc/>
          <text:p text:style-name="a465" text:class-names="" text:cond-style-name=""><text:span text:style-name="a463" text:class-names="">Selection</text:span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471" draw:name="TextBox 40" svg:x="1.42327in" svg:y="0.78866in" svg:width="1.17617in" svg:height="0.30293in">
          <draw:text-box>
            <text:p text:style-name="a470" text:class-names="" text:cond-style-name=""><text:span text:style-name="a467" text:class-names="">XML<text:s text:c="1"/></text:span><text:span text:style-name="a468" text:class-names="">Structure</text:span><text:span text:style-name="a469" text:class-names=""/></text:p>
          </draw:text-box>
          <svg:title/>
          <svg:desc/>
        </draw:frame>
        <draw:frame draw:id="id92" draw:style-name="a475" draw:name="TextBox 41" svg:x="5.23769in" svg:y="1.78707in" svg:width="1.51619in" svg:height="0.30293in">
          <draw:text-box>
            <text:p text:style-name="a474" text:class-names="" text:cond-style-name=""><text:span text:style-name="a472" text:class-names="">Java Data Structure</text:span><text:span text:style-name="a473" text:class-names=""/></text:p>
          </draw:text-box>
          <svg:title/>
          <svg:desc/>
        </draw:frame>
        <draw:custom-shape svg:x="2.42678in" svg:y="2.3056in" svg:width="0.63735in" svg:height="0.40523in" draw:id="id93" draw:style-name="a479" draw:name="Rounded Rectangle 31">
          <svg:title/>
          <svg:desc/>
          <text:p text:style-name="a478" text:class-names="" text:cond-style-name=""><text:span text:style-name="a476" text:class-names="">Event</text:span><text:span text:style-name="a47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42678in" svg:y="2.86779in" svg:width="0.63735in" svg:height="0.40523in" draw:id="id94" draw:style-name="a483" draw:name="Rounded Rectangle 36">
          <svg:title/>
          <svg:desc/>
          <text:p text:style-name="a482" text:class-names="" text:cond-style-name=""><text:span text:style-name="a480" text:class-names="">Market</text:span><text:span text:style-name="a4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2.74545in" svg:y1="2.71083in" svg:x2="2.74545in" svg:y2="2.86779in" draw:end-shape="id94" draw:end-glue-point="0" draw:id="id95" draw:style-name="a485" draw:name="Straight Arrow Connector 37">
          <svg:title/>
          <svg:desc/>
        </draw:connector>
        <draw:custom-shape svg:x="2.01135in" svg:y="3.42998in" svg:width="0.63735in" svg:height="0.40523in" draw:id="id96" draw:style-name="a489" draw:name="Rounded Rectangle 38">
          <svg:title/>
          <svg:desc/>
          <text:p text:style-name="a488" text:class-names="" text:cond-style-name=""><text:span text:style-name="a486" text:class-names="">Selection</text:span><text:span text:style-name="a4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2.74545in" svg:y1="3.27302in" draw:start-shape="id94" draw:start-glue-point="2" svg:x2="2.33003in" svg:y2="3.42998in" draw:end-shape="id96" draw:end-glue-point="0" draw:id="id97" draw:style-name="a491" draw:name="Straight Arrow Connector 39">
          <svg:title/>
          <svg:desc/>
        </draw:connector>
        <draw:custom-shape svg:x="2.7825in" svg:y="3.42998in" svg:width="0.63735in" svg:height="0.40523in" draw:id="id98" draw:style-name="a495" draw:name="Rounded Rectangle 42">
          <svg:title/>
          <svg:desc/>
          <text:p text:style-name="a494" text:class-names="" text:cond-style-name=""><text:span text:style-name="a492" text:class-names="">Selection</text:span><text:span text:style-name="a49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2.74545in" svg:y1="3.27302in" draw:start-shape="id94" draw:start-glue-point="2" svg:x2="3.10117in" svg:y2="3.42998in" draw:end-shape="id98" draw:end-glue-point="0" draw:id="id99" draw:style-name="a497" draw:name="Straight Arrow Connector 43">
          <svg:title/>
          <svg:desc/>
        </draw:connector>
        <draw:custom-shape svg:x="2.01135in" svg:y="3.99217in" svg:width="0.63735in" svg:height="0.40523in" draw:id="id100" draw:style-name="a501" draw:name="Rounded Rectangle 45">
          <svg:title/>
          <svg:desc/>
          <text:p text:style-name="a500" text:class-names="" text:cond-style-name=""><text:span text:style-name="a498" text:class-names="">Price</text:span><text:span text:style-name="a49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7825in" svg:y="3.99217in" svg:width="0.63735in" svg:height="0.40523in" draw:id="id101" draw:style-name="a505" draw:name="Rounded Rectangle 47">
          <svg:title/>
          <svg:desc/>
          <text:p text:style-name="a504" text:class-names="" text:cond-style-name=""><text:span text:style-name="a502" text:class-names="">Price</text:span><text:span text:style-name="a5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2.33003in" svg:y1="3.83521in" svg:x2="2.33003in" svg:y2="3.99217in" draw:id="id102" draw:style-name="a507" draw:name="Straight Arrow Connector 49">
          <svg:title/>
          <svg:desc/>
        </draw:connector>
        <draw:custom-shape svg:x="2.42678in" svg:y="1.74341in" svg:width="0.63735in" svg:height="0.40523in" draw:id="id103" draw:style-name="a511" draw:name="Rounded Rectangle 53">
          <svg:title/>
          <svg:desc/>
          <text:p text:style-name="a510" text:class-names="" text:cond-style-name=""><text:span text:style-name="a508" text:class-names="">Leguage</text:span><text:span text:style-name="a5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93027in" svg:y1="1.60431in" draw:start-shape="id69" draw:start-glue-point="2" svg:x2="2.74545in" svg:y2="1.74341in" draw:end-shape="id103" draw:end-glue-point="0" draw:id="id104" draw:style-name="a513" draw:name="Straight Arrow Connector 55">
          <svg:title/>
          <svg:desc/>
        </draw:connector>
        <draw:connector draw:type="line" svg:x1="2.74545in" svg:y1="2.14864in" draw:start-shape="id103" draw:start-glue-point="2" svg:x2="2.74545in" svg:y2="2.3056in" draw:end-shape="id93" draw:end-glue-point="0" draw:id="id105" draw:style-name="a515" draw:name="Straight Arrow Connector 56">
          <svg:title/>
          <svg:desc/>
        </draw:connector>
        <draw:connector draw:type="line" svg:x1="6.77119in" svg:y1="3.1678in" svg:x2="6.77119in" svg:y2="3.32476in" draw:id="id106" draw:style-name="a517" draw:name="Straight Arrow Connector 57">
          <svg:title/>
          <svg:desc/>
        </draw:connector>
        <draw:connector draw:type="line" svg:x1="6.77395in" svg:y1="3.72999in" draw:start-shape="id107" draw:start-glue-point="2" svg:x2="6.34884in" svg:y2="3.88695in" draw:end-shape="id108" draw:end-glue-point="0" draw:id="id109" draw:style-name="a519" draw:name="Straight Arrow Connector 58">
          <svg:title/>
          <svg:desc/>
        </draw:connector>
        <draw:connector draw:type="line" svg:x1="6.77395in" svg:y1="3.72999in" draw:start-shape="id107" draw:start-glue-point="2" svg:x2="7.1772in" svg:y2="3.88695in" draw:end-shape="id110" draw:end-glue-point="0" draw:id="id111" draw:style-name="a521" draw:name="Straight Arrow Connector 59">
          <svg:title/>
          <svg:desc/>
        </draw:connector>
        <draw:custom-shape svg:x="6.45527in" svg:y="2.76257in" svg:width="0.63735in" svg:height="0.40523in" draw:id="id112" draw:style-name="a525" draw:name="Rectangle 60">
          <svg:title/>
          <svg:desc/>
          <text:p text:style-name="a524" text:class-names="" text:cond-style-name=""><text:span text:style-name="a522" text:class-names="">Event</text:span><text:span text:style-name="a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5527in" svg:y="3.32476in" svg:width="0.63735in" svg:height="0.40523in" draw:id="id107" draw:style-name="a529" draw:name="Rectangle 61">
          <svg:title/>
          <svg:desc/>
          <text:p text:style-name="a528" text:class-names="" text:cond-style-name=""><text:span text:style-name="a526" text:class-names="">Market</text:span><text:span text:style-name="a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3017in" svg:y="3.88695in" svg:width="0.63735in" svg:height="0.40523in" draw:id="id108" draw:style-name="a533" draw:name="Rectangle 62">
          <svg:title/>
          <svg:desc/>
          <text:p text:style-name="a532" text:class-names="" text:cond-style-name=""><text:span text:style-name="a530" text:class-names="">Selection</text:span><text:span text:style-name="a5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5853in" svg:y="3.88695in" svg:width="0.63735in" svg:height="0.40523in" draw:id="id110" draw:style-name="a537" draw:name="Rectangle 63">
          <svg:title/>
          <svg:desc/>
          <text:p text:style-name="a536" text:class-names="" text:cond-style-name=""><text:span text:style-name="a534" text:class-names="">Selection</text:span><text:span text:style-name="a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7352in" svg:y="2.18225in" svg:width="0.63735in" svg:height="0.40523in" draw:id="id113" draw:style-name="a542" draw:name="Rectangle 64">
          <svg:title/>
          <svg:desc/>
          <text:p text:style-name="a540" text:class-names="" text:cond-style-name=""><text:span text:style-name="a538" text:class-names="">List of events</text:span><text:span text:style-name="a5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89219in" svg:y1="2.58748in" draw:start-shape="id113" draw:start-glue-point="2" svg:x2="6.77395in" svg:y2="2.76257in" draw:end-shape="id112" draw:end-glue-point="0" draw:id="id114" draw:style-name="a544" draw:name="Straight Arrow Connector 65">
          <svg:title/>
          <svg:desc/>
        </draw:connector>
        <draw:connector draw:type="line" svg:x1="5.89219in" svg:y1="2.58748in" draw:start-shape="id113" draw:start-glue-point="2" svg:x2="5.04952in" svg:y2="2.77793in" draw:end-shape="id90" draw:end-glue-point="0" draw:id="id115" draw:style-name="a546" draw:name="Straight Arrow Connector 66">
          <svg:title/>
          <svg:desc/>
        </draw:connector>
        <draw:connector draw:type="line" svg:x1="1.49973in" svg:y1="3.85143in" draw:start-shape="id78" draw:start-glue-point="2" svg:x2="1.49973in" svg:y2="4.00839in" draw:end-shape="id81" draw:end-glue-point="0" draw:id="id116" draw:style-name="a548" draw:name="Straight Arrow Connector 71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516" svg:viewBox="0 0 20 30" svg:d="m10 0-10 30h20z"/>
    <draw:marker draw:name="a518" svg:viewBox="0 0 20 30" svg:d="m10 0-10 30h20z"/>
    <draw:marker draw:name="a425" svg:viewBox="0 0 20 30" svg:d="m10 0-10 30h20z"/>
    <draw:marker draw:name="a441" svg:viewBox="0 0 20 30" svg:d="m10 0-10 30h20z"/>
    <draw:marker draw:name="a443" svg:viewBox="0 0 20 30" svg:d="m10 0-10 30h20z"/>
    <draw:marker draw:name="a445" svg:viewBox="0 0 20 30" svg:d="m10 0-10 30h20z"/>
    <draw:marker draw:name="a490" svg:viewBox="0 0 20 30" svg:d="m10 0-10 30h20z"/>
    <draw:marker draw:name="a447" svg:viewBox="0 0 20 30" svg:d="m10 0-10 30h20z"/>
    <draw:marker draw:name="a506" svg:viewBox="0 0 20 30" svg:d="m10 0-10 30h20z"/>
    <draw:marker draw:name="a449" svg:viewBox="0 0 20 30" svg:d="m10 0-10 30h20z"/>
    <draw:marker draw:name="a413" svg:viewBox="0 0 20 30" svg:d="m10 0-10 30h20z"/>
    <draw:marker draw:name="a496" svg:viewBox="0 0 20 30" svg:d="m10 0-10 30h20z"/>
    <draw:marker draw:name="a419" svg:viewBox="0 0 20 30" svg:d="m10 0-10 30h20z"/>
    <draw:marker draw:name="a520" svg:viewBox="0 0 20 30" svg:d="m10 0-10 30h20z"/>
    <draw:marker draw:name="a431" svg:viewBox="0 0 20 30" svg:d="m10 0-10 30h20z"/>
    <draw:marker draw:name="a484" svg:viewBox="0 0 20 30" svg:d="m10 0-10 30h20z"/>
    <draw:marker draw:name="a543" svg:viewBox="0 0 20 30" svg:d="m10 0-10 30h20z"/>
    <draw:marker draw:name="a407" svg:viewBox="0 0 20 30" svg:d="m10 0-10 30h20z"/>
    <draw:marker draw:name="a545" svg:viewBox="0 0 20 30" svg:d="m10 0-10 30h20z"/>
    <draw:marker draw:name="a547" svg:viewBox="0 0 20 30" svg:d="m10 0-10 30h20z"/>
    <draw:marker draw:name="a512" svg:viewBox="0 0 20 30" svg:d="m10 0-10 30h20z"/>
    <draw:marker draw:name="a514" svg:viewBox="0 0 20 30" svg:d="m10 0-10 30h20z"/>
    <draw:stroke-dash draw:name="a541" draw:display-name="SysDash" draw:style="rect" draw:dots1="1" draw:dots1-length="0.01389in" draw:dots2="0" draw:dots2-length="0in" draw:distance="0.01389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016-02-22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016-02-22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016-02-22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016-02-22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016-02-22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016-02-22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016-02-22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016-02-22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016-02-22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016-02-22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016-02-22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016-02-22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ndreas</meta:initial-creator>
    <dc:creator>Andreas</dc:creator>
    <meta:creation-date>2016-02-22T13:11:11Z</meta:creation-date>
    <dc:date>2016-02-23T10:09:01Z</dc:date>
    <meta:editing-cycles>3</meta:editing-cycles>
    <meta:editing-duration>PT1635S</meta:editing-duration>
    <meta:document-statistic meta:paragraph-count="26" meta:word-count="31"/>
  </office:meta>
</office:document-meta>
</file>